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>
      <style:paragraph-properties fo:margin-top="0cm" fo:margin-bottom="0.199cm" fo:line-height="100%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margin-top="0cm" fo:margin-bottom="0.199cm" fo:line-height="100%"/>
      <style:text-properties fo:color="#999999" style:font-name="Arial" fo:font-size="12pt" fo:font-style="italic" style:font-size-asian="12pt" style:font-style-asian="italic" style:font-size-complex="12pt" style:font-style-complex="italic"/>
    </style:style>
    <style:style style:name="P4" style:family="paragraph" style:parent-style-name="Preformatted_20_Text" style:list-style-name="L1">
      <style:paragraph-properties fo:margin-top="0cm" fo:margin-bottom="0.199cm" fo:line-height="100%"/>
      <style:text-properties style:font-name="Arial" fo:font-size="12pt" style:font-size-asian="12pt" style:font-size-complex="12pt"/>
    </style:style>
    <style:style style:name="T1" style:family="text">
      <style:text-properties fo:color="#008000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02 „Improving the Website” - User Stories</text:h>
      <text:p text:style-name="P1"/>
      <text:list xml:id="list40450728" text:style-name="L1">
        <text:list-item>
          <text:p text:style-name="P4">Clients can contact Academis by the web form, Kristian receives an email with the training event.</text:p>
        </text:list-item>
        <text:list-item>
          <text:p text:style-name="P4">Starting page is 'About'</text:p>
        </text:list-item>
        <text:list-item>
          <text:p text:style-name="P4">Remove frames around modules and numbered list from basket.</text:p>
        </text:list-item>
        <text:list-item>
          <text:p text:style-name="P4">Date and location in 'contact' form should be optional.</text:p>
        </text:list-item>
        <text:list-item>
          <text:p text:style-name="P4">Underscores in 'name' in 'contact' form should be added automatically.</text:p>
        </text:list-item>
        <text:list-item>
          <text:p text:style-name="P4">Clients can push a "Complain" button where they can enter text and optionally their email address. An email is sent to Kristian with the text.</text:p>
        </text:list-item>
        <text:list-item>
          <text:p text:style-name="P4">The site has meta tags and can be found on Google.</text:p>
        </text:list-item>
        <text:list-item>
          <text:p text:style-name="P4">Trainers can upload extra media files like pictures, videos, PDFs via the admin interface.</text:p>
        </text:list-item>
        <text:list-item>
          <text:p text:style-name="P4">Delete dead code (templates/blog.html, testblog/ )</text:p>
        </text:list-item>
        <text:list-item>
          <text:p text:style-name="P4">Move style instructions from templates to CSS stylesheet.</text:p>
        </text:list-item>
      </text:list>
      <text:p text:style-name="P3"/>
      <text:p text:style-name="P2">Stuff done previously</text:p>
      <text:list xml:id="list40671386" text:continue-numbering="true" text:style-name="L1">
        <text:list-item>
          <text:p text:style-name="P4"><text:span text:style-name="T1">DONE: </text:span>Clients may fill a comment field when sending an order.</text:p>
        </text:list-item>
        <text:list-item>
          <text:p text:style-name="P4"><text:span text:style-name="T1">DONE: </text:span>Clients need to provide their email address when sending an order.</text:p>
        </text:list-item>
        <text:list-item>
          <text:p text:style-name="P4"><text:span text:style-name="T1">DONE: </text:span>Clients can choose a location for the tutorial.</text:p>
        </text:list-item>
        <text:list-item>
          <text:p text:style-name="P4"><text:span text:style-name="T1">DONE: </text:span>Clients can compose a training event by putting one or more modules into a shopping basket with a minimal number of clicks.</text:p>
        </text:list-item>
        <text:list-item>
          <text:p text:style-name="P4"><text:span text:style-name="T1">DONE: </text:span>Clients can remove modules from the shopping basket.</text:p>
        </text:list-item>
        <text:list-item>
          <text:p text:style-name="P4"><text:span text:style-name="T1">DONE: </text:span>Clients can see who developed the website.</text:p>
        </text:list-item>
        <text:list-item>
          <text:p text:style-name="P4"><text:span text:style-name="T1">DONE: </text:span>Trainers can enter new training modules via a web interface.</text:p>
        </text:list-item>
        <text:list-item>
          <text:p text:style-name="P4"><text:span text:style-name="T1">DONE: </text:span>Trainers can add blog entries via a web interface.</text:p>
        </text:list-item>
        <text:list-item>
          <text:p text:style-name="P4"><text:span text:style-name="T1">DONE: </text:span>Clients can browse training modules by categories.</text:p>
        </text:list-item>
        <text:list-item>
          <text:p text:style-name="P4"><text:span text:style-name="T1">DONE: </text:span>Clients can browse blog posts by categories.</text:p>
        </text:list-item>
        <text:list-item>
          <text:p text:style-name="P4"><text:span text:style-name="T1">DONE: </text:span>Clients can read the most recent blog posts.</text:p>
        </text:list-item>
        <text:list-item>
          <text:p text:style-name="P4"><text:span text:style-name="T1">DONE: </text:span>Clients can see contact information to the company.</text:p>
        </text:list-item>
        <text:list-item>
          <text:p text:style-name="P4"><text:span text:style-name="T1">DONE: </text:span><text:span text:style-name="T3">The site is available on a public UR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1-10-18T20:53:16.54</dc:date>
    <meta:editing-duration>PT04H37M32S</meta:editing-duration>
    <meta:editing-cycles>14</meta:editing-cycles>
    <meta:document-statistic meta:table-count="0" meta:image-count="0" meta:object-count="0" meta:page-count="1" meta:paragraph-count="25" meta:word-count="282" meta:character-count="1580"/>
    <meta:user-defined meta:name="Info 1"/>
    <meta:user-defined meta:name="Info 2"/>
    <meta:user-defined meta:name="Info 3"/>
    <meta:user-defined meta:name="Info 4"/>
  </office:meta>
</office:document-meta>
</file>